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20pt" fo:font-weight="normal" officeooo:rsid="001fba4c" officeooo:paragraph-rsid="001fba4c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20pt" fo:font-weight="normal" officeooo:rsid="001fba4c" officeooo:paragraph-rsid="0020ec23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24pt" fo:font-weight="bold" officeooo:rsid="001fba4c" officeooo:paragraph-rsid="001fba4c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24pt" fo:font-weight="bold" officeooo:rsid="001fba4c" officeooo:paragraph-rsid="001fba4c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0ec23"/>
    </style:style>
    <style:style style:name="T1" style:family="text">
      <style:text-properties officeooo:rsid="0020ec23"/>
    </style:style>
    <style:style style:name="T2" style:family="text">
      <style:text-properties style:text-position="0% 100%" fo:font-size="24pt" fo:font-weight="bold" officeooo:rsid="001fba4c" style:font-size-asian="24pt" style:font-weight-asian="bold" style:font-size-complex="24pt" style:font-weight-complex="bold"/>
    </style:style>
    <style:style style:name="T3" style:family="text">
      <style:text-properties style:text-position="0% 100%" fo:font-size="24pt" fo:font-weight="bold" officeooo:rsid="0020ec23" style:font-size-asian="24pt" style:font-weight-asian="bold" style:font-size-complex="2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rbedaan antara IP Private, IP Public, IP Dinamis dan IP Statis.</text:p>
      <text:p text:style-name="P3"/>
      <text:p text:style-name="P3"/>
      <text:p text:style-name="P4">Pengertian IP Private :</text:p>
      <text:p text:style-name="P4"/>
      <text:p text:style-name="P1">- IP Private adalah Alamat IP yang bersifat lokal yang tidak di sediakan oleh penyedia layanan jaringan internet.</text:p>
      <text:p text:style-name="P4"/>
      <text:p text:style-name="P4">Pengertian IP Public :</text:p>
      <text:p text:style-name="P4"/>
      <text:p text:style-name="P1">- IP Public adalah Alamat IP yg bersifat global yang di sediakan oleh ISP atau penyedia layanan internet.</text:p>
      <text:p text:style-name="P4"/>
      <text:p text:style-name="P1">Poin perbedaan nya IP Private lebih aman karena hanya terhubung dengan jaringan lokal yg bersifat wired dibanding dengan IP Public yg bersifat wireless karena dapat diakses dimana saja.</text:p>
      <text:p text:style-name="P1"/>
      <text:p text:style-name="P4">Pengertian IP Dinamis : </text:p>
      <text:p text:style-name="P4"/>
      <text:p text:style-name="P1">- IP Dinamis adalah alamat IP yang ditetapkan <text:s/>oleh penyedia layanan internet (ISP) yang bersifat berubah bila perangkat dimatikan/mencoba di hubungkan kembali.</text:p>
      <text:p text:style-name="P1"/>
      <text:p text:style-name="P5"><text:span text:style-name="T2">Pengertian IP </text:span><text:span text:style-name="T3">Statis</text:span><text:span text:style-name="T2"> :</text:span></text:p>
      <text:p text:style-name="P5"><text:span text:style-name="T2"/></text:p>
      <text:p text:style-name="P2"><text:soft-page-break/>- IP <text:span text:style-name="T1">Statis </text:span>adalah alamat IP yang yang bersifat <text:span text:style-name="T1">tetap/tidak beruba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1T14:38:25.591013980</meta:creation-date>
    <dc:date>2024-03-21T14:52:42.638436720</dc:date>
    <meta:editing-duration>PT3M15S</meta:editing-duration>
    <meta:editing-cycles>1</meta:editing-cycles>
    <meta:document-statistic meta:table-count="0" meta:image-count="0" meta:object-count="0" meta:page-count="2" meta:paragraph-count="10" meta:word-count="124" meta:character-count="786" meta:non-whitespace-character-count="670"/>
    <meta:generator>LibreOffice/6.4.7.2$Linux_X86_64 LibreOffice_project/40$Build-2</meta:generator>
  </office:meta>
</office:document-meta>
</file>